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ocketServerSockJsSessionTests.sendMessageIn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ebSocketServerSockJsSessionTests.handleMessageEmptyPaylo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ebSocketServerSockJsSessionTests.handleMessageBad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ServerSockJsSessionTests.afterSessionInitial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ServerSockJsSessionTests.is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ocketServerSockJsSessionTests.dis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ServerSockJsSessionTests.afterSessionInitializedOpenFrameFir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WebSocketServerSockJsSession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ebSocketServerSockJsSessionTests.initSockJs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rverSockJsSession.TestWebSocketServerSockJsSession( SockJsServiceConfig config , WebSocketHandler handler , Map &lt; String , Object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WebSocketServerSockJsSession.schedule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rverSockJsSessionTests.afterConnectionEstablished( WebSocket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ebSocketServerSockJsSessionTests.handl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WebSocketServerSockJsSession.cancelHeartbe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